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be97" officeooo:paragraph-rsid="0004be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mux:</text:p>
      <text:p text:style-name="P1"/>
      <text:p text:style-name="P1">Ctrl + B <text:s text:c="7"/>----&gt; to enter into command mode</text:p>
      <text:p text:style-name="P1"/>
      <text:p text:style-name="P1">Ctrl + B then % <text:s text:c="4"/>----&gt; To split window into panes</text:p>
      <text:p text:style-name="P1"/>
      <text:p text:style-name="P1">Ctrl + B then " <text:s text:c="3"/>----&gt; to split the right-hand pane into 2 panes that are stacked vertically</text:p>
      <text:p text:style-name="P1"/>
      <text:p text:style-name="P1">Ctrl + B then UPARROW <text:s text:c="2"/>----&gt; Change to upper pane</text:p>
      <text:p text:style-name="P1"/>
      <text:p text:style-name="P1">Ctrl + B then z <text:s text:c="4"/>----&gt; you can toggle the curent pane into full-screen</text:p>
      <text:p text:style-name="P1"/>
      <text:p text:style-name="P1">Ctrl + B then c <text:s text:c="4"/>----&gt; to start new window</text:p>
      <text:p text:style-name="P1"/>
      <text:p text:style-name="P1">2. Ascineema:</text:p>
      <text:p text:style-name="P1"/>
      <text:p text:style-name="P1">$ asciineema rec &lt;record name&gt; ---&gt; to start recording</text:p>
      <text:p text:style-name="P1"/>
      <text:p text:style-name="P1">$ &lt;Ctrl + D&gt; <text:s/>OR <text:s/>exit <text:s text:c="3"/>---&gt; to edit</text:p>
      <text:p text:style-name="P1"/>
      <text:p text:style-name="P1">$ asciinema play &lt;rec name&gt; <text:s text:c="2"/>---&gt; to play</text:p>
      <text:p text:style-name="P1"/>
      <text:p text:style-name="P1">$asciinema upload &lt;rec name&gt; <text:s/>---&gt; to upload</text:p>
      <text:p text:style-name="P1"/>
      <text:p text:style-name="P1">3. Ansible:</text:p>
      <text:p text:style-name="P1"/>
      <text:p text:style-name="P1">$ ansible windowsserver -i /etc/ansible/hosts -m win_ping -uAdministrator -k -cwinrm</text:p>
      <text:p text:style-name="P1"/>
      <text:p text:style-name="P1">$ ansible-playbook ippconfig.yml -uAadministrator -k -cwinrm</text:p>
      <text:p text:style-name="P1"/>
      <text:p text:style-name="P1">$ </text:p>
      <text:p text:style-name="P1"/>
      <text:p text:style-name="P1">4. Openstack:</text:p>
      <text:p text:style-name="P1"/>
      <text:p text:style-name="P1">a. Metadata editing</text:p>
      <text:p text:style-name="P1"/>
      <text:p text:style-name="P1">$ nova meta &lt;server&gt; &lt;action&gt; &lt;key=value&gt; [&lt;key=value&gt; ...]</text:p>
      <text:p text:style-name="P1"/>
      <text:p text:style-name="P1">EX:$ nova meta 5f11e6ca-568f-4bf6-8639-ac73cd1d78b0 set assigned_user=tuser2 </text:p>
      <text:p text:style-name="P1"/>
      <text:p text:style-name="P1">b. Nova-network creation command:</text:p>
      <text:p text:style-name="P1"/>
      <text:p text:style-name="P1"># nova network-create project1_net --fixed-range-v4 10.10.0.0/24 --fixed-cidr 10.10.0.0/24 --bridge cloudbcakbone1 --project e7ce8f416e6940be9aa41cbfd8defcd6</text:p>
      <text:p text:style-name="P1"/>
      <text:p text:style-name="P1">c. Nova network disassociate:</text:p>
      <text:p text:style-name="P1"/>
      <text:p text:style-name="P1"># nova network-disassociate &lt;network-id&gt;</text:p>
      <text:p text:style-name="P1"/>
      <text:p text:style-name="P1"><text:soft-page-break/>d. Nova network associate project:</text:p>
      <text:p text:style-name="P1"/>
      <text:p text:style-name="P1"># nova-manage network modify &lt;network-id&gt; --associate-project &lt;project-id&gt;</text:p>
      <text:p text:style-name="P1"/>
      <text:p text:style-name="P1">5. Salt:</text:p>
      <text:p text:style-name="P1"/>
      <text:p text:style-name="P1">$ salt-key</text:p>
      <text:p text:style-name="P1"/>
      <text:p text:style-name="P1">$ salt-key -a &lt;hostname&gt;</text:p>
      <text:p text:style-name="P1"/>
      <text:p text:style-name="P1">$ salt '*' test.ping</text:p>
      <text:p text:style-name="P1"/>
      <text:p text:style-name="P1">salt-run manage.down removekeys=true</text:p>
      <text:p text:style-name="P1"/>
      <text:p text:style-name="P1">6. Python</text:p>
      <text:p text:style-name="P1"/>
      <text:p text:style-name="P1">python -m SimpleHTTPSrver 9000</text:p>
      <text:p text:style-name="P1"/>
      <text:p text:style-name="P1">7. Windows Powershell:</text:p>
      <text:p text:style-name="P1"/>
      <text:p text:style-name="P1">$ GetConntent -Path C:\salt\var\log\minion -Wait</text:p>
      <text:p text:style-name="P1"/>
      <text:p text:style-name="P1">8. Linux:</text:p>
      <text:p text:style-name="P1"/>
      <text:p text:style-name="P1"># echo 3 &gt; /proc/sys/vm/drop_caches <text:s text:c="3"/>to free cache mememory</text:p>
      <text:p text:style-name="P1"/>
      <text:p text:style-name="P1">9. Host file server on linux:</text:p>
      <text:p text:style-name="P1"/>
      <text:p text:style-name="P1"># ip a <text:s/>| grep 206; sudo iptables -I INPUT -p TCP --dport 8001 -j ACCEPT; python -m SimpleHTTPServer 8001 ; # runshareserver</text:p>
      <text:p text:style-name="P1"/>
      <text:p text:style-name="P1">10. all openstack services :</text:p>
      <text:p text:style-name="P1"/>
      <text:p text:style-name="P1"># grep -e nova -e keytone -e cinder -e glance -e ceilometer -e heat -e horizon -e dashboard -e openstack -e neutron -e oslo -e django </text:p>
      <text:p text:style-name="P1"/>
      <text:p text:style-name="P1">9. Throttling test on linux:</text:p>
      <text:p text:style-name="P1"/>
      <text:p text:style-name="P1"># <text:s/>yum install wondershaper </text:p>
      <text:p text:style-name="P1"/>
      <text:p text:style-name="P1"># <text:s/>wondershaper enp3s0 512 512</text:p>
      <text:p text:style-name="P1"/>
      <text:p text:style-name="P1"># <text:s/>wondershaper enp3s0 128 128</text:p>
      <text:p text:style-name="P1"/>
      <text:p text:style-name="P1"># <text:s/>wondershaper clear enp3s0 </text:p>
      <text:p text:style-name="P1"/>
      <text:p text:style-name="P1">10. windows driver update cmd:</text:p>
      <text:p text:style-name="P1"/>
      <text:p text:style-name="P1">bcdedit -set testsigning on</text:p>
      <text:p text:style-name="P1"><text:soft-page-break/></text:p>
      <text:p text:style-name="P1">bcdedit</text:p>
      <text:p text:style-name="P1"/>
      <text:p text:style-name="P1">(It should show :</text:p>
      <text:p text:style-name="P1"/>
      <text:p text:style-name="P1">testsigning <text:s text:c="4"/>yes)</text:p>
      <text:p text:style-name="P1"/>
      <text:p text:style-name="P1">Reboot</text:p>
      <text:p text:style-name="P1"/>
      <text:p text:style-name="P1">11. while loop command:</text:p>
      <text:p text:style-name="P1"/>
      <text:p text:style-name="P1"># while read -r dat ; do <text:s text:c="3"/>virsh nwfilter-undefine $dat ; done &lt; data.txt</text:p>
      <text:p text:style-name="P1"/>
      <text:p text:style-name="P1">12. RSYNC Command:</text:p>
      <text:p text:style-name="P1"/>
      <text:p text:style-name="P1"># rsync --partial --progress --rsh=ssh local_file user@host:remote_file</text:p>
      <text:p text:style-name="P1"/>
      <text:p text:style-name="P1">13. manual qemu boot command:</text:p>
      <text:p text:style-name="P1"/>
      <text:p text:style-name="P1"># sudo qemu-kvm -boot order=dc -vga qxl -spice port=5903,disable-ticketing -soundhw ac97 -device virtio-serial -chardev spicevmc,id=vdagent,debug=0,name=vdagent -device virtserialport,chardev=vdagent,name=com.redhat.spice.0 -cdrom /root/tmp/win2008/win2008r2.iso /var/lib/libvirt/images/win2008r2.qcow2</text:p>
      <text:p text:style-name="P1"/>
      <text:p text:style-name="P1">14. Command to get vdi access logs:</text:p>
      <text:p text:style-name="P1"/>
      <text:p text:style-name="P1"># cat /var/log/spice-connection-broker.log | grep 'GET' | awk '{print %$1, $2, $8}'</text:p>
      <text:p text:style-name="P1"/>
      <text:p text:style-name="P1">15. Convert vmdk to qcow2:</text:p>
      <text:p text:style-name="P1"/>
      <text:p text:style-name="P1"># qemu-img convert -c -p -O qcow2 vmname.vmdk vmname.qcow2</text:p>
      <text:p text:style-name="P1"/>
      <text:p text:style-name="P1">16. DSTAT command:</text:p>
      <text:p text:style-name="P1"/>
      <text:p text:style-name="P1">dstat -tcmndrylpg --top-cpu-adv --top-io-adv &amp; echo $! &gt;/opt/stack/status/stack/dstat.pid; fg || echo "dstat failed to start" | tee "/opt/stack/status/stack/dstat.failure"</text:p>
      <text:p text:style-name="P1"/>
      <text:p text:style-name="P1">17. Command to install windows driver certificate:</text:p>
      <text:p text:style-name="P1"/>
      <text:p text:style-name="P1">bcdedit.exe -set TESTSIGNING ON</text:p>
      <text:p text:style-name="P1"/>
      <text:p text:style-name="P1">18. Git Commands:</text:p>
      <text:p text:style-name="P1"/>
      <text:p text:style-name="P1"># git clone &lt;URL&gt; <text:s text:c="11"/>==&gt; <text:s text:c="2"/>Clones the url repo by creating a folder in current directory</text:p>
      <text:p text:style-name="P1"/>
      <text:p text:style-name="P1"># git branch <text:s text:c="16"/>==&gt; <text:s text:c="2"/>To view current branch the current directory belongs to.</text:p>
      <text:p text:style-name="P1"/>
      <text:p text:style-name="P1"># git checkout &lt;branch&gt; <text:s text:c="5"/>==&gt; <text:s text:c="2"/>To change branch</text:p>
      <text:p text:style-name="P1"/>
      <text:p text:style-name="P1"><text:soft-page-break/># git checkout -b &lt;branch&gt; <text:s text:c="2"/>==&gt; <text:s text:c="2"/>To create new branch</text:p>
      <text:p text:style-name="P1"/>
      <text:p text:style-name="P1"># git add &lt;file/folder name&gt; ==&gt; <text:s text:c="2"/>Add the changes to staging state(adds locally)</text:p>
      <text:p text:style-name="P1"/>
      <text:p text:style-name="P1"># git commit <text:s text:c="16"/>==&gt; <text:s text:c="2"/>Save the changes in the history of local system</text:p>
      <text:p text:style-name="P1"/>
      <text:p text:style-name="P1"># git push &lt;repo URL / origin&gt; &lt;branch&gt; <text:s/>==&gt; Push the changes to the bitbucket repo</text:p>
      <text:p text:style-name="P1"/>
      <text:p text:style-name="P1"># git pull <text:s text:c="18"/>==&gt; <text:s text:c="2"/>Pull the new changes from bitbucket to local system</text:p>
      <text:p text:style-name="P1"/>
      <text:p text:style-name="P1">19. Command to convert a pretty table file to csv format</text:p>
      <text:p text:style-name="P1"/>
      <text:p text:style-name="P1"># cat results-2.txt | grep -v '\-\-\-\-' | sed 's/^[^|]\+|//g' | sed 's/|\(.\)/,\1/g' | tr '|' '\n' &gt; csvout.csv</text:p>
      <text:p text:style-name="P1"/>
      <text:p text:style-name="P1">20. Command to add dummy interface:</text:p>
      <text:p text:style-name="P1"/>
      <text:p text:style-name="P1"># ip li add dummy0 type dummy</text:p>
      <text:p text:style-name="P1"/>
      <text:p text:style-name="P1">Also add modprobe.conf file to /etc/modprobe.d/ and /etc/ having below contents:</text:p>
      <text:p text:style-name="P1"/>
      <text:p text:style-name="P1">options dummy numdummies=4</text:p>
      <text:p text:style-name="P1"/>
      <text:p text:style-name="P1">21. To create multiple pvt netowrks in our openstack nova network:</text:p>
      <text:p text:style-name="P1"/>
      <text:p text:style-name="P1">Create dummy interfaces :</text:p>
      <text:p text:style-name="P1"/>
      <text:p text:style-name="P1"># <text:s/>ip li add dummy0 type dummy</text:p>
      <text:p text:style-name="P1"/>
      <text:p text:style-name="P1">Then create cloudbackbone interfaces by creating ifcfg-cloudbackbone files in /etc/sysconfig/network-scripts with following contents:</text:p>
      <text:p text:style-name="P1"/>
      <text:p text:style-name="P1">DEVICE=cloudbackbone1</text:p>
      <text:p text:style-name="P1"/>
      <text:p text:style-name="P1">ONBOOT="yes"</text:p>
      <text:p text:style-name="P1"/>
      <text:p text:style-name="P1">TYPE=Bridge</text:p>
      <text:p text:style-name="P1"/>
      <text:p text:style-name="P1">NAME=cloudbackbone1</text:p>
      <text:p text:style-name="P1"/>
      <text:p text:style-name="P1">IPADDR=10.20.0.1</text:p>
      <text:p text:style-name="P1"/>
      <text:p text:style-name="P1">PREFIX=24</text:p>
      <text:p text:style-name="P1"/>
      <text:p text:style-name="P1">22. To check interface statistics like packet drops use below command:</text:p>
      <text:p text:style-name="P1"/>
      <text:p text:style-name="P1"># ip -s link </text:p>
      <text:p text:style-name="P1"/>
      <text:p text:style-name="P1">23. Use ncat -l 4444 to have ncat listen on one host, and use ncat hostname 4444 to make a connection to that port from another host. By itself, that isn't very useful, but using that connection in a pipe <text:soft-page-break/>creates more options. For example, use ncat -l 4444 &gt; somefile on one host and echo hello | ncat hostname 4444 on the other host, which will send the output of the command over the network to write it in a file on the other host.</text:p>
      <text:p text:style-name="P1"/>
      <text:p text:style-name="P1">24. To free pagecache:</text:p>
      <text:p text:style-name="P1"/>
      <text:p text:style-name="P1">echo 1 &gt; /proc/sys/vm/drop_caches</text:p>
      <text:p text:style-name="P1"/>
      <text:p text:style-name="P1">To free dentries and inodes:</text:p>
      <text:p text:style-name="P1"/>
      <text:p text:style-name="P1">echo 2 &gt; /proc/sys/vm/drop_caches</text:p>
      <text:p text:style-name="P1"/>
      <text:p text:style-name="P1">To free pagecache, dentries and inodes:</text:p>
      <text:p text:style-name="P1"/>
      <text:p text:style-name="P1">echo 3 &gt; /proc/sys/vm/drop_caches</text:p>
      <text:p text:style-name="P1"/>
      <text:p text:style-name="P1">23. Linux command to zip folder:</text:p>
      <text:p text:style-name="P1"/>
      <text:p text:style-name="P1"># tar -zcvf required_files.tar.gz required_files-folders/</text:p>
      <text:p text:style-name="P1"/>
      <text:p text:style-name="P1">Command to unzip:</text:p>
      <text:p text:style-name="P1"/>
      <text:p text:style-name="P1"># tar -xzvf required_files.tar.gz</text:p>
      <text:p text:style-name="P1"/>
      <text:p text:style-name="P1">24. Command to check serial number on windows</text:p>
      <text:p text:style-name="P1"/>
      <text:p text:style-name="P1"># wmic bios get serialnumber</text:p>
      <text:p text:style-name="P1"/>
      <text:p text:style-name="P1">25. netstat command:</text:p>
      <text:p text:style-name="P1"/>
      <text:p text:style-name="P1"># netstat -tuln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22:37.052602859</meta:creation-date>
    <dc:date>2016-11-02T13:23:08.049652365</dc:date>
    <meta:editing-duration>PT31S</meta:editing-duration>
    <meta:editing-cycles>1</meta:editing-cycles>
    <meta:document-statistic meta:table-count="0" meta:image-count="0" meta:object-count="0" meta:page-count="5" meta:paragraph-count="108" meta:word-count="830" meta:character-count="5362" meta:non-whitespace-character-count="4524"/>
    <meta:generator>LibreOffice/4.3.7.2$Linux_X86_64 LibreOffice_project/430$Build-2</meta:generator>
  </office:meta>
</office:document-meta>
</file>